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9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10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>
      <style:paragraph-properties fo:break-before="auto" fo:break-after="auto"/>
    </style:style>
    <style:style style:name="P16" style:family="paragraph" style:parent-style-name="Heading_20_1" style:list-style-name="WWNum3">
      <style:paragraph-properties fo:margin-top="0.0398in" fo:margin-bottom="0in" loext:contextual-spacing="false"/>
    </style:style>
    <style:style style:name="P17" style:family="paragraph" style:parent-style-name="Heading_20_1" style:list-style-name="WWNum3">
      <style:paragraph-properties fo:margin-top="0in" fo:margin-bottom="0in" loext:contextual-spacing="false"/>
    </style:style>
    <style:style style:name="P18" style:family="paragraph" style:parent-style-name="Heading_20_1" style:list-style-name="WWNum3">
      <style:paragraph-properties fo:margin-top="0in" fo:margin-bottom="0.0429in" loext:contextual-spacing="false"/>
    </style:style>
    <style:style style:name="P19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style:text-underline-style="none"/>
    </style:style>
    <style:style style:name="T9" style:family="text">
      <style:text-properties style:font-name="Arial" fo:font-size="11pt" style:font-name-asian="Arial1" style:font-size-asian="11pt" style:font-name-complex="Arial1" style:font-size-complex="11pt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aczyuw2yex2w"/><text:span text:style-name="T1">Desarrollo de interfaces</text:span><text:span text:style-name="T2"><text:line-break/></text:span><text:span text:style-name="T3">UD 07. Guía didáctica</text:span></text:p>
      <text:p text:style-name="P1"><draw:frame draw:style-name="fr1" draw:name="image4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</text:span><draw:frame draw:style-name="fr3" draw:name="image3.png" text:anchor-type="char" svg:x="3.3646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5</text:span></text:p>
      <text:p text:style-name="P5"/>
      <text:p text:style-name="P4"><text:span text:style-name="T6">Unidad 07. Introducción a Dart</text:span></text:p>
      <text:list xml:id="list2844074172" text:style-name="WWNum3">
        <text:list-item>
          <text:p text:style-name="P16"><text:bookmark text:name="_35ynxtfrmuvw"/>Conocimientos previos</text:p>
        </text:list-item>
      </text:list>
      <text:list xml:id="list2400607077" text:style-name="WWNum1">
        <text:list-item>
          <text:p text:style-name="P6">Conocimientos básicos de programación y lógica algorítmica</text:p>
        </text:list-item>
        <text:list-item>
          <text:p text:style-name="P6">Familiaridad con conceptos fundamentales de programación orientada a objetos</text:p>
        </text:list-item>
        <text:list-item>
          <text:p text:style-name="P6">Conocimientos adquiridos en las unidades anteriores sobre diseño de interfaces</text:p>
        </text:list-item>
      </text:list>
      <text:list xml:id="list84745335387467" text:continue-list="list2844074172" text:style-name="WWNum3">
        <text:list-item>
          <text:p text:style-name="P17"><text:bookmark text:name="_1w7nzw2o20ar"/><text:s/>Objetivos</text:p>
        </text:list-item>
      </text:list>
      <text:list xml:id="list3332004245" text:style-name="WWNum2">
        <text:list-item>
          <text:p text:style-name="P7">Comprender los fundamentos del lenguaje Dart y su sintaxis básica.</text:p>
        </text:list-item>
        <text:list-item>
          <text:p text:style-name="P7">Identificar las características principales que hacen de Dart un lenguaje eficiente para desarrollo multiplataforma.</text:p>
        </text:list-item>
        <text:list-item>
          <text:p text:style-name="P7">Aplicar los conceptos de variables, tipos de datos y estructuras de control en Dart</text:p>
        </text:list-item>
        <text:list-item>
          <text:p text:style-name="P7">Implementar funciones y comprender el manejo de excepciones.</text:p>
        </text:list-item>
        <text:list-item>
          <text:p text:style-name="P7">Desarrollar programas básicos aplicando los principios de programación orientada a objetos en Dart.</text:p>
        </text:list-item>
      </text:list>
      <text:list xml:id="list84744684312983" text:continue-list="list84745335387467" text:style-name="WWNum3">
        <text:list-item>
          <text:p text:style-name="P17"><text:bookmark text:name="_u76wnfr4jev9"/>Contenidos</text:p>
        </text:list-item>
      </text:list>
      <text:list xml:id="list3644030913" text:style-name="WWNum4">
        <text:list-item>
          <text:p text:style-name="P8">Introducción a Dart: Historia, características y ventajas</text:p>
        </text:list-item>
        <text:list-item>
          <text:p text:style-name="P8"><text:soft-page-break/>Fundamentos del lenguaje: Sintaxis básica, variables y tipos de datos</text:p>
        </text:list-item>
        <text:list-item>
          <text:p text:style-name="P8">Estructuras de control: Condicionales y bucles</text:p>
        </text:list-item>
        <text:list-item>
          <text:p text:style-name="P8">Funciones: Definición, parámetros y retorno de valores</text:p>
        </text:list-item>
        <text:list-item>
          <text:p text:style-name="P8">Programación Orientada a Objetos en Dart: Clases, objetos, herencia y polimorfismo</text:p>
        </text:list-item>
        <text:list-item>
          <text:p text:style-name="P8">Manejo de excepciones: Try-catch y creación de excepciones personalizadas</text:p>
        </text:list-item>
        <text:list-item>
          <text:p text:style-name="P8">Colecciones: Listas, maps y sets</text:p>
        </text:list-item>
      </text:list>
      <text:list xml:id="list84745636813509" text:continue-list="list84744684312983" text:style-name="WWNum3">
        <text:list-item>
          <text:p text:style-name="P18"><text:bookmark text:name="_a1okclatiswm"/>Actividades</text:p>
        </text:list-item>
      </text:list>
      <text:p text:style-name="Standard">En esta unidad se deben trabajar los siguientes conceptos:</text:p>
      <text:list xml:id="list1729534246" text:style-name="WWNum5">
        <text:list-item>
          <text:p text:style-name="P10">Ejercicios de sintaxis básica y estructuras de control</text:p>
        </text:list-item>
        <text:list-item>
          <text:p text:style-name="P9">Desarrollo de clases simples aplicando POO</text:p>
        </text:list-item>
        <text:list-item>
          <text:p text:style-name="P9">Creación de funciones para resolver problemas específicos</text:p>
        </text:list-item>
        <text:list-item>
          <text:p text:style-name="P9">Proyectos integradores que conecten los conceptos de diseño con la programación</text:p>
        </text:list-item>
      </text:list>
      <text:list xml:id="list84745878859808" text:continue-list="list84745636813509" text:style-name="WWNum3">
        <text:list-item>
          <text:p text:style-name="P18"><text:bookmark text:name="_7kljffjw728v"/>Recomendaciones</text:p>
        </text:list-item>
      </text:list>
      <text:p text:style-name="Standard">Si se acude a las TC (Tutorías Colectivas), las cuales no son obligatorias, es imprescindible haber estudiado el tema previamente en ca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Unidad 07. Guía didáctica</text:span></text:p>
      </style:header>
      <style:footer>
        <text:p text:style-name="MP4"><text:span text:style-name="MT1">CFGS DAM/DAW<text:tab/><text:tab/>Unidad 07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33" meta:word-count="264" meta:character-count="1777" meta:non-whitespace-character-count="1566"/>
    <meta:generator>LibreOfficeDev/6.0.5.2$Linux_X86_64 LibreOffice_project/</meta:generator>
  </office:meta>
</office:document-meta>
</file>